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d96" officeooo:paragraph-rsid="00131d96"/>
    </style:style>
    <style:style style:name="P2" style:family="paragraph" style:parent-style-name="Standard">
      <style:text-properties officeooo:rsid="00131d96" officeooo:paragraph-rsid="00145963"/>
    </style:style>
    <style:style style:name="P3" style:family="paragraph" style:parent-style-name="Standard">
      <style:text-properties officeooo:rsid="00131d96" officeooo:paragraph-rsid="0015fcd6"/>
    </style:style>
    <style:style style:name="P4" style:family="paragraph" style:parent-style-name="Standard">
      <style:text-properties officeooo:rsid="0019fa45" officeooo:paragraph-rsid="0019fa45"/>
    </style:style>
    <style:style style:name="T1" style:family="text">
      <style:text-properties officeooo:rsid="001933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atabase bankdb;</text:p>
      <text:p text:style-name="P1"/>
      <text:p text:style-name="P2">create user 'bank'@'localhost' identified by 'securepassword';</text:p>
      <text:p text:style-name="P1"/>
      <text:p text:style-name="P3"><text:s/>use bankdb;</text:p>
      <text:p text:style-name="P3"/>
      <text:p text:style-name="P3">grant all on bankdb.* to 'bank'@'localhost';</text:p>
      <text:p text:style-name="P3"/>
      <text:p text:style-name="P3">create table Users(ID int prima<text:span text:style-name="T1">r</text:span>y key auto_increment ,</text:p>
      <text:p text:style-name="P3"><text:s text:c="4"/>FirstName varchar(50),</text:p>
      <text:p text:style-name="P3"><text:s text:c="4"/>LastName varchar(50),</text:p>
      <text:p text:style-name="P3"><text:s text:c="4"/>SSN varchar(10)) Engine=InnoDB;</text:p>
      <text:p text:style-name="P3"/>
      <text:p text:style-name="P3"/>
      <text:p text:style-name="P3">create table Accounts(ID int primary <text:span text:style-name="T1">key</text:span> auto_increment,Type varchar(50),Balance double) Engine=InnoDB;</text:p>
      <text:p text:style-name="P3"/>
      <text:p text:style-name="P3"/>
      <text:p text:style-name="P4">create table mappings(ID int primary key auto_increment,UserID int,AccountId int,foreign key (UserId) references Users(ID) on delete cascade,</text:p>
      <text:p text:style-name="P4">foreign key (AccountId)references Accounts(ID) on delete cascade) engine = InnoDB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54:02.261806311</meta:creation-date>
    <dc:date>2019-04-01T21:36:56.989575064</dc:date>
    <meta:editing-duration>PT42M5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69" meta:character-count="608" meta:non-whitespace-character-count="537"/>
  </office:meta>
</office:document-meta>
</file>